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49f" officeooo:paragraph-rsid="000fc49f"/>
    </style:style>
    <style:style style:name="P2" style:family="paragraph" style:parent-style-name="Standard">
      <style:text-properties officeooo:rsid="000feaba" officeooo:paragraph-rsid="000fe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git</text:p>
      <text:p text:style-name="P1"/>
      <text:p text:style-name="P2">teste número do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3:25:40.952777121</meta:creation-date>
    <dc:date>2022-04-22T13:27:02.245010350</dc:date>
    <meta:editing-duration>PT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6" meta:character-count="29" meta:non-whitespace-character-count="25"/>
  </office:meta>
</office:document-meta>
</file>